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lativeServletConnection.RelativeServletConnection( String connectionName , String path , String queryStrin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RelativeServletConnection.performConn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